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993cm" svg:height="11.808cm" svg:x="12.449cm" svg:y="14.621cm">
            <draw:object draw:notify-on-update-of-ranges="Sheet1.D38:Sheet1.D42 Sheet1.E37:Sheet1.E42 Sheet1.E38:Sheet1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39cm" svg:height="10.518cm" svg:x="12.029cm" svg:y="0.664cm">
            <draw:object draw:notify-on-update-of-ranges="Sheet1.D8:Sheet1.D8 Sheet1.D9:Sheet1.D12 Sheet1.E8:Sheet1.E12 Sheet1.E9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" office:value-type="float" office:value="0.000020031" calcext:value-type="float">
            <text:p>2,00E-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office:value-type="float" office:value="0.0000294" calcext:value-type="float">
            <text:p>2,94E-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1" office:value-type="float" office:value="0.000038" calcext:value-type="float">
            <text:p>3,80E-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style-name="ce1" office:value-type="float" office:value="0.00005" calcext:value-type="float">
            <text:p>5,00E-05</text:p>
          </table:table-cell>
          <table:table-cell table:number-columns-repeated="6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float" office:value="0.049547" calcext:value-type="float">
            <text:p>4,95E-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1" office:value-type="float" office:value="3.45642" calcext:value-type="float">
            <text:p>3,46E+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1" office:value-type="float" office:value="10.4233" calcext:value-type="float">
            <text:p>1,04E+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ce1" office:value-type="float" office:value="86.6191" calcext:value-type="float">
            <text:p>8,66E+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ce1" office:value-type="float" office:value="166.731" calcext:value-type="float">
            <text:p>1,67E+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9:35:17.161224802</meta:creation-date>
    <meta:editing-duration>PT16H41M40S</meta:editing-duration>
    <meta:editing-cycles>7</meta:editing-cycles>
    <meta:generator>LibreOffice/7.3.7.2$Linux_X86_64 LibreOffice_project/30$Build-2</meta:generator>
    <dc:date>2023-10-13T13:18:35.183273609</dc:date>
    <meta:document-statistic meta:table-count="1" meta:cell-count="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4cm" svg:height="10.519cm" xlink:href=".." xlink:type="simple" chart:class="chart:scatter" chart:style-name="ch1">
        <chart:title svg:x="6.802cm" svg:y="0.346cm" chart:style-name="ch2">
          <text:p>N x Tempo</text:p>
        </chart:title>
        <chart:subtitle svg:x="7.847cm" svg:y="1.335cm" chart:style-name="ch3">
          <text:p> </text:p>
        </chart:subtitle>
        <chart:legend chart:legend-position="end" svg:x="10.151cm" svg:y="4.314cm" style:legend-expansion="high" chart:style-name="ch4"/>
        <chart:plot-area chart:style-name="ch5" table:cell-range-address="Sheet1.D8:Sheet1.E12" chart:data-source-has-labels="row" svg:x="1.329cm" svg:y="2.228cm" svg:width="8.504cm" svg:height="7.1cm">
          <chart:coordinate-region svg:x="3.062cm" svg:y="2.427cm" svg:width="6.491cm" svg:height="6.254cm"/>
          <chart:axis chart:dimension="x" chart:name="primary-x" chart:style-name="ch6">
            <chart:title svg:x="5.405cm" svg:y="9.538cm" chart:style-name="ch7">
              <text:p>N</text:p>
            </chart:title>
          </chart:axis>
          <chart:axis chart:dimension="y" chart:name="primary-y" chart:style-name="ch8">
            <chart:title svg:x="0.451cm" svg:y="6.338cm" chart:style-name="ch9">
              <text:p>Tempo</text:p>
            </chart:title>
            <chart:grid chart:style-name="ch10" chart:class="major"/>
          </chart:axis>
          <chart:series chart:style-name="ch11" chart:values-cell-range-address="Sheet1.E9:Sheet1.E12" chart:label-cell-address="Sheet1.E8:Sheet1.E12" chart:class="chart:scatter">
            <chart:domain table:cell-range-address="Sheet1.D9:Sheet1.D12"/>
            <chart:regression-curve chart:style-name="ch12">
              <chart:equation chart:display-equation="true" chart:display-r-square="false" svg:x="3.485cm" svg:y="1.435cm"/>
            </chart:regression-curve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o 2,00E-05 2,94E-05 3,80E-05 5,00E-05</text:p>
                <text:list>
                  <text:list-item>
                    <text:p>Tempo</text:p>
                  </text:list-item>
                  <text:list-item>
                    <text:p>2,00E-05</text:p>
                  </text:list-item>
                  <text:list-item>
                    <text:p>2,94E-05</text:p>
                  </text:list-item>
                  <text:list-item>
                    <text:p>3,80E-05</text:p>
                  </text:list-item>
                  <text:list-item>
                    <text:p>5,00E-05</text:p>
                  </text:list-item>
                </text:list>
                <draw:g>
                  <svg:desc>Sheet1.E8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D9:Sheet1.D12</svg:desc>
                </draw:g>
              </table:table-cell>
              <table:table-cell office:value-type="float" office:value="0.000020031">
                <text:p>0.000020031</text:p>
                <draw:g>
                  <svg:desc>Sheet1.E9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94">
                <text:p>0.000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5">
                <text:p>0.00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94cm" svg:height="11.809cm" xlink:href=".." xlink:type="simple" chart:class="chart:scatter" chart:style-name="ch1">
        <chart:title svg:x="9.329cm" svg:y="0.372cm" chart:style-name="ch2">
          <text:p>N x Tempo</text:p>
        </chart:title>
        <chart:subtitle svg:x="10.374cm" svg:y="1.387cm" chart:style-name="ch3">
          <text:p> </text:p>
        </chart:subtitle>
        <chart:legend chart:legend-position="end" svg:x="15.006cm" svg:y="4.785cm" style:legend-expansion="custom" svg:width="5.196cm" svg:height="2.65cm" style:legend-expansion-aspect-ratio="1.96075471698113" chart:style-name="ch4"/>
        <chart:plot-area chart:style-name="ch5" table:cell-range-address="Sheet1.D38:Sheet1.E42 Sheet1.E37:Sheet1.E42" chart:data-source-has-labels="row" svg:x="1.429cm" svg:y="2.303cm" svg:width="13.48cm" svg:height="8.284cm">
          <chart:coordinate-region svg:x="3.162cm" svg:y="2.503cm" svg:width="11.415cm" svg:height="7.437cm"/>
          <chart:axis chart:dimension="x" chart:name="primary-x" chart:style-name="ch6">
            <chart:title svg:x="7.993cm" svg:y="10.823cm" chart:style-name="ch7">
              <text:p>N</text:p>
            </chart:title>
          </chart:axis>
          <chart:axis chart:dimension="y" chart:name="primary-y" chart:style-name="ch8">
            <chart:title svg:x="0.45cm" svg:y="7.005cm" chart:style-name="ch9">
              <text:p>Tempo</text:p>
            </chart:title>
            <chart:grid chart:style-name="ch10" chart:class="major"/>
          </chart:axis>
          <chart:series chart:style-name="ch11" chart:values-cell-range-address="Sheet1.E38:Sheet1.E42" chart:label-cell-address="Sheet1.E37:Sheet1.E42" chart:class="chart:scatter">
            <chart:domain table:cell-range-address="Sheet1.D38:Sheet1.D42"/>
            <chart:regression-curve chart:style-name="ch12">
              <chart:equation chart:display-equation="true" chart:display-r-square="false" svg:x="4.019cm" svg:y="1.742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o 4,95E-02 3,46E+00 1,04E+01 8,66E+01 1,67E+02</text:p>
                <text:list>
                  <text:list-item>
                    <text:p>Tempo</text:p>
                  </text:list-item>
                  <text:list-item>
                    <text:p>4,95E-02</text:p>
                  </text:list-item>
                  <text:list-item>
                    <text:p>3,46E+00</text:p>
                  </text:list-item>
                  <text:list-item>
                    <text:p>1,04E+01</text:p>
                  </text:list-item>
                  <text:list-item>
                    <text:p>8,66E+01</text:p>
                  </text:list-item>
                  <text:list-item>
                    <text:p>1,67E+02</text:p>
                  </text:list-item>
                </text:list>
                <draw:g>
                  <svg:desc>Sheet1.E37:Sheet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D38:Sheet1.D42</svg:desc>
                </draw:g>
              </table:table-cell>
              <table:table-cell office:value-type="float" office:value="0.049547">
                <text:p>0.049547</text:p>
                <draw:g>
                  <svg:desc>Sheet1.E38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.45642">
                <text:p>3.45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0.4233">
                <text:p>10.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86.6191">
                <text:p>86.6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6.731">
                <text:p>166.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